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5f4e" officeooo:paragraph-rsid="001c5f4e"/>
    </style:style>
    <style:style style:name="P2" style:family="paragraph" style:parent-style-name="Standard">
      <style:text-properties officeooo:rsid="001cdf17" officeooo:paragraph-rsid="001cdf17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c5f4e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cdf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 Bilder 3a1 – 3a3</text:p>
      <text:p text:style-name="P1"/>
      <text:p text:style-name="P1"><text:tab/>Die Verringerung von <text:span text:style-name="T1">α</text:span><text:span text:style-name="T3">1 bewirkt eine Erhöhung der Energieakzeptanz.</text:span></text:p>
      <text:p text:style-name="P1"><text:span text:style-name="T3"/></text:p>
      <text:p text:style-name="P1"><text:span text:style-name="T3">b) Bilder 3b1-3b10 </text:span></text:p>
      <text:p text:style-name="P1"><text:span text:style-name="T3"/></text:p>
      <text:p text:style-name="P1">Bilder 1-3: Variation von <text:span text:style-name="T1">α</text:span><text:span text:style-name="T3">0</text:span></text:p>
      <text:p text:style-name="P1"><text:span text:style-name="T3"><text:tab/></text:span></text:p>
      <text:p text:style-name="P1"><text:span text:style-name="T3"><text:tab/>Die Bahnen werden um den Nullpunkt unsymmetrisch nach unten verschoben, wodurch sich die <text:tab/>Bahnen ausweiten.</text:span></text:p>
      <text:p text:style-name="P1"><text:span text:style-name="T3"/></text:p>
      <text:p text:style-name="P1"><text:span text:style-name="T3">Bilder 4-6: Variation von </text:span><text:span text:style-name="T1">α</text:span><text:span text:style-name="T3">2</text:span></text:p>
      <text:p text:style-name="P1"><text:span text:style-name="T3"/></text:p>
      <text:p text:style-name="P1"><text:span text:style-name="T3"><text:tab/></text:span><text:span text:style-name="T4">Es entsteht eine zweite „Lage“ an Stabilen Bahnen. Dadurch werden die Bahnen mit negativer <text:tab/>Energieabweichung mehr gekrümmt</text:span></text:p>
      <text:p text:style-name="P1"><text:span text:style-name="T4"/></text:p>
      <text:p text:style-name="P2"><text:span text:style-name="T3">Bild 7: </text:span><text:span text:style-name="T2">α</text:span><text:span text:style-name="T1">0 und </text:span><text:span text:style-name="T2">α</text:span><text:span text:style-name="T1">2 erhöht</text:span></text:p>
      <text:p text:style-name="P2"><text:span text:style-name="T1"/></text:p>
      <text:p text:style-name="P2"><text:span text:style-name="T1"><text:tab/>beide Effekte kombiniert</text:span></text:p>
      <text:p text:style-name="P2"><text:span text:style-name="T1"/></text:p>
      <text:p text:style-name="P2"><text:span text:style-name="T3">Bild 8: low </text:span><text:span text:style-name="T2">α</text:span><text:span text:style-name="T1">1 und </text:span><text:span text:style-name="T2">α</text:span><text:span text:style-name="T1">0 und </text:span><text:span text:style-name="T2">α</text:span><text:span text:style-name="T1">2 erhöht</text:span></text:p>
      <text:p text:style-name="P2"><text:span text:style-name="T1"/></text:p>
      <text:p text:style-name="P2"><text:span text:style-name="T1"><text:tab/>größere Energieakzeptanz und Verformung der stabilen Bahnen (zweite Spitze unten) (im vgl zu <text:tab/>Bild 7)</text:span></text:p>
      <text:p text:style-name="P2"><text:span text:style-name="T1"/></text:p>
      <text:p text:style-name="P2"><text:span text:style-name="T1">Bild 9: low </text:span><text:span text:style-name="T2">α</text:span><text:span text:style-name="T1">1 und </text:span><text:span text:style-name="T2">α</text:span><text:span text:style-name="T1">0 erhöht</text:span></text:p>
      <text:p text:style-name="P2"><text:span text:style-name="T1"/></text:p>
      <text:p text:style-name="P2"><text:span text:style-name="T1"><text:tab/>Verschibung um Nullpunkt und sehr große Energieakzeptanz</text:span></text:p>
      <text:p text:style-name="P2"><text:span text:style-name="T1"/></text:p>
      <text:p text:style-name="P2"><text:span text:style-name="T1">Bild 10: low </text:span><text:span text:style-name="T2">α</text:span><text:span text:style-name="T1">1 und </text:span><text:span text:style-name="T2">α</text:span><text:span text:style-name="T1">2 erhöht</text:span></text:p>
      <text:p text:style-name="P2"><text:span text:style-name="T1"/></text:p>
      <text:p text:style-name="P2"><text:span text:style-name="T1"><text:tab/>wie Bild 8 nur ohne Verschiebu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8:19:56.268711251</meta:creation-date>
    <meta:generator>LibreOffice/6.2.7.1$Linux_X86_64 LibreOffice_project/20$Build-1</meta:generator>
    <dc:date>2019-11-26T18:40:33.850324189</dc:date>
    <meta:editing-duration>PT9M42S</meta:editing-duration>
    <meta:editing-cycles>1</meta:editing-cycles>
    <meta:document-statistic meta:table-count="0" meta:image-count="0" meta:object-count="0" meta:page-count="1" meta:paragraph-count="16" meta:word-count="118" meta:character-count="728" meta:non-whitespace-character-count="612"/>
  </office:meta>
</office:document-meta>
</file>